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navajo_nation_2020_cases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date" office:date-value="2020-01-01" calcext:value-type="date">
            <text:p>01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2" calcext:value-type="date">
            <text:p>01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3" calcext:value-type="date">
            <text:p>01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4" calcext:value-type="date">
            <text:p>01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5" calcext:value-type="date">
            <text:p>01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6" calcext:value-type="date">
            <text:p>01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7" calcext:value-type="date">
            <text:p>01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8" calcext:value-type="date">
            <text:p>01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09" calcext:value-type="date">
            <text:p>01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0" calcext:value-type="date">
            <text:p>01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1" calcext:value-type="date">
            <text:p>01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2" calcext:value-type="date">
            <text:p>01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3" calcext:value-type="date">
            <text:p>01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4" calcext:value-type="date">
            <text:p>01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5" calcext:value-type="date">
            <text:p>01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6" calcext:value-type="date">
            <text:p>01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7" calcext:value-type="date">
            <text:p>01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8" calcext:value-type="date">
            <text:p>01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19" calcext:value-type="date">
            <text:p>01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0" calcext:value-type="date">
            <text:p>01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1" calcext:value-type="date">
            <text:p>01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2" calcext:value-type="date">
            <text:p>01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3" calcext:value-type="date">
            <text:p>01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4" calcext:value-type="date">
            <text:p>01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5" calcext:value-type="date">
            <text:p>01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6" calcext:value-type="date">
            <text:p>01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7" calcext:value-type="date">
            <text:p>01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8" calcext:value-type="date">
            <text:p>01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29" calcext:value-type="date">
            <text:p>01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0" calcext:value-type="date">
            <text:p>01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1-31" calcext:value-type="date">
            <text:p>01/3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1" calcext:value-type="date">
            <text:p>02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2" calcext:value-type="date">
            <text:p>02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3" calcext:value-type="date">
            <text:p>02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4" calcext:value-type="date">
            <text:p>02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5" calcext:value-type="date">
            <text:p>02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6" calcext:value-type="date">
            <text:p>02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7" calcext:value-type="date">
            <text:p>02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8" calcext:value-type="date">
            <text:p>02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09" calcext:value-type="date">
            <text:p>02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0" calcext:value-type="date">
            <text:p>02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1" calcext:value-type="date">
            <text:p>02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2" calcext:value-type="date">
            <text:p>02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3" calcext:value-type="date">
            <text:p>02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4" calcext:value-type="date">
            <text:p>02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5" calcext:value-type="date">
            <text:p>02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6" calcext:value-type="date">
            <text:p>02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7" calcext:value-type="date">
            <text:p>02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8" calcext:value-type="date">
            <text:p>02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19" calcext:value-type="date">
            <text:p>02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0" calcext:value-type="date">
            <text:p>02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1" calcext:value-type="date">
            <text:p>02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2" calcext:value-type="date">
            <text:p>02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3" calcext:value-type="date">
            <text:p>02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4" calcext:value-type="date">
            <text:p>02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5" calcext:value-type="date">
            <text:p>02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6" calcext:value-type="date">
            <text:p>02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7" calcext:value-type="date">
            <text:p>02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02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9" calcext:value-type="date">
            <text:p>02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1" calcext:value-type="date">
            <text:p>03/0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2" calcext:value-type="date">
            <text:p>03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3" calcext:value-type="date">
            <text:p>03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4" calcext:value-type="date">
            <text:p>03/0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5" calcext:value-type="date">
            <text:p>03/0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6" calcext:value-type="date">
            <text:p>03/0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7" calcext:value-type="date">
            <text:p>03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03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03/0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0" calcext:value-type="date">
            <text:p>03/1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1" calcext:value-type="date">
            <text:p>03/1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2" calcext:value-type="date">
            <text:p>03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3" calcext:value-type="date">
            <text:p>03/1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4" calcext:value-type="date">
            <text:p>03/1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5" calcext:value-type="date">
            <text:p>03/1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6" calcext:value-type="date">
            <text:p>03/1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7" calcext:value-type="date">
            <text:p>03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8" calcext:value-type="date">
            <text:p>03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19" calcext:value-type="date">
            <text:p>03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0" calcext:value-type="date">
            <text:p>03/20/20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21" calcext:value-type="date">
            <text:p>03/21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3-22" calcext:value-type="date">
            <text:p>03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3-28" calcext:value-type="date">
            <text:p>03/28/20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03-29" calcext:value-type="date">
            <text:p>03/29/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04/04/20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05" calcext:value-type="date">
            <text:p>04/05/20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10" calcext:value-type="date">
            <text:p>04/10/2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4-11" calcext:value-type="date">
            <text:p>04/11/20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4-12" calcext:value-type="date">
            <text:p>04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4-18" calcext:value-type="date">
            <text:p>04/18/20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19" calcext:value-type="date">
            <text:p>04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4-25" calcext:value-type="date">
            <text:p>04/25/202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4-26" calcext:value-type="date">
            <text:p>04/26/20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5-02" calcext:value-type="date">
            <text:p>05/02/20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5-03" calcext:value-type="date">
            <text:p>05/0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05/09/202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date" office:date-value="2020-05-10" calcext:value-type="date">
            <text:p>05/10/2020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16" calcext:value-type="date">
            <text:p>05/16/20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5-17" calcext:value-type="date">
            <text:p>05/17/20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18" calcext:value-type="date">
            <text:p>05/18/2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23" calcext:value-type="date">
            <text:p>05/23/202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24" calcext:value-type="date">
            <text:p>05/24/20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30" calcext:value-type="date">
            <text:p>05/30/202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31" calcext:value-type="date">
            <text:p>05/31/20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6-06" calcext:value-type="date">
            <text:p>06/06/202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6-07" calcext:value-type="date">
            <text:p>06/07/202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06-13" calcext:value-type="date">
            <text:p>06/13/2020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6-14" calcext:value-type="date">
            <text:p>06/14/202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6-20" calcext:value-type="date">
            <text:p>06/20/2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6-21" calcext:value-type="date">
            <text:p>06/21/20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6-27" calcext:value-type="date">
            <text:p>06/27/20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date" office:date-value="2020-06-28" calcext:value-type="date">
            <text:p>06/28/202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7-01" calcext:value-type="date">
            <text:p>07/01/20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7-04" calcext:value-type="date">
            <text:p>07/04/20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07-05" calcext:value-type="date">
            <text:p>07/05/20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7-11" calcext:value-type="date">
            <text:p>07/11/20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7-12" calcext:value-type="date">
            <text:p>07/12/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18" calcext:value-type="date">
            <text:p>07/18/20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7-19" calcext:value-type="date">
            <text:p>07/19/20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7-25" calcext:value-type="date">
            <text:p>07/25/202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7-26" calcext:value-type="date">
            <text:p>07/26/20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08-02" calcext:value-type="date">
            <text:p>08/02/202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08-03" calcext:value-type="date">
            <text:p>08/03/20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8-08" calcext:value-type="date">
            <text:p>08/08/20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8-09" calcext:value-type="date">
            <text:p>08/09/20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8-15" calcext:value-type="date">
            <text:p>08/15/20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8-16" calcext:value-type="date">
            <text:p>08/16/20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8-22" calcext:value-type="date">
            <text:p>08/22/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3" calcext:value-type="date">
            <text:p>08/23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8-29" calcext:value-type="date">
            <text:p>08/29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8-30" calcext:value-type="date">
            <text:p>08/30/20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9-05" calcext:value-type="date">
            <text:p>09/05/20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9-06" calcext:value-type="date">
            <text:p>09/06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07" calcext:value-type="date">
            <text:p>09/0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9-12" calcext:value-type="date">
            <text:p>09/12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9-13" calcext:value-type="date">
            <text:p>09/13/20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9-19" calcext:value-type="date">
            <text:p>09/19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09-20" calcext:value-type="date">
            <text:p>09/20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9-26" calcext:value-type="date">
            <text:p>09/26/20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09-27" calcext:value-type="date">
            <text:p>09/27/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10-03" calcext:value-type="date">
            <text:p>10/03/20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0-10-04" calcext:value-type="date">
            <text:p>10/04/2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10-10" calcext:value-type="date">
            <text:p>10/10/20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10-11" calcext:value-type="date">
            <text:p>10/11/20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12" calcext:value-type="date">
            <text:p>10/12/202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10-17" calcext:value-type="date">
            <text:p>10/17/20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10-18" calcext:value-type="date">
            <text:p>10/18/20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20-10-24" calcext:value-type="date">
            <text:p>10/24/20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10-25" calcext:value-type="date">
            <text:p>10/25/202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0-31" calcext:value-type="date">
            <text:p>10/31/202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11-01" calcext:value-type="date">
            <text:p>11/01/202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date" office:date-value="2020-11-07" calcext:value-type="date">
            <text:p>11/07/202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11-08" calcext:value-type="date">
            <text:p>11/08/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11-11" calcext:value-type="date">
            <text:p>11/11/20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11-14" calcext:value-type="date">
            <text:p>11/14/202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11-15" calcext:value-type="date">
            <text:p>11/15/202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1-21" calcext:value-type="date">
            <text:p>11/21/202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date" office:date-value="2020-11-22" calcext:value-type="date">
            <text:p>11/22/202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1-28" calcext:value-type="date">
            <text:p>11/28/20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11-29" calcext:value-type="date">
            <text:p>11/29/20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date" office:date-value="2020-12-05" calcext:value-type="date">
            <text:p>12/05/2020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12-06" calcext:value-type="date">
            <text:p>12/06/202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12-12" calcext:value-type="date">
            <text:p>12/12/2020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12-13" calcext:value-type="date">
            <text:p>12/13/2020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19" calcext:value-type="date">
            <text:p>12/1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0" calcext:value-type="date">
            <text:p>12/2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5" calcext:value-type="date">
            <text:p>12/25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6" calcext:value-type="date">
            <text:p>12/26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7" calcext:value-type="date">
            <text:p>12/27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8" calcext:value-type="date">
            <text:p>12/28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8T14:03:41.420681321</dc:date>
    <meta:editing-duration>PT2M14S</meta:editing-duration>
    <meta:editing-cycles>1</meta:editing-cycles>
    <meta:generator>LibreOffice/6.0.7.3$Linux_X86_64 LibreOffice_project/00m0$Build-3</meta:generator>
    <meta:document-statistic meta:table-count="1" meta:cell-count="732" meta:object-count="0"/>
  </office:meta>
</office:document-meta>
</file>